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9F000001000CDA702A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vertical-pos="middle" style:vertical-rel="pag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2" text:anchor-type="page" text:anchor-page-number="1" svg:width="4.3335in" svg:height="2.6701in" draw:z-index="0">
        <draw:image xlink:href="Pictures/100002010000019F000001000CDA702A.png" xlink:type="simple" xlink:show="embed" xlink:actuate="onLoad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3in" fo:page-height="2.7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Hansen</meta:initial-creator>
    <meta:creation-date>2013-11-13T20:27:34.43</meta:creation-date>
    <dc:date>2013-11-13T20:28:30.37</dc:date>
    <dc:creator>Jeremy Hansen</dc:creator>
    <meta:editing-duration>PT55S</meta:editing-duration>
    <meta:editing-cycles>2</meta:editing-cycles>
    <meta:generator>OpenOffice.org/3.4.1$Win32 OpenOffice.org_project/341m1$Build-9593</meta:generator>
    <meta:document-statistic meta:table-count="0" meta:image-count="1" meta:object-count="0" meta:page-count="1" meta:paragraph-count="0" meta:word-count="0" meta:character-count="0"/>
  </office:meta>
</office:document-meta>
</file>